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svg:stroke-color="#000000" draw:fill="none" draw:fill-color="#ffffff" fo:min-height="0.92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885cm"/>
    </style:style>
    <style:style style:name="gr7" style:family="graphic" style:parent-style-name="standard">
      <style:graphic-properties draw:stroke="none" svg:stroke-color="#000000" draw:fill="none" draw:fill-color="#ffffff" fo:min-height="0.354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4cm"/>
    </style:style>
    <style:style style:name="gr10" style:family="graphic" style:parent-style-name="standard">
      <style:graphic-properties draw:stroke="none" svg:stroke-color="#000000" draw:fill="none" draw:fill-color="#ffffff" fo:min-height="0.285cm"/>
    </style:style>
    <style:style style:name="P1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445cm" svg:height="0.885cm" svg:x="8.62cm" svg:y="1cm">
          <draw:text-box>
            <text:p text:style-name="P1">SENTENCE</text:p>
          </draw:text-box>
        </draw:frame>
        <draw:frame draw:style-name="gr1" draw:text-style-name="P1" draw:layer="layout" svg:width="3.175cm" svg:height="0.885cm" svg:x="2.905cm" svg:y="2.905cm">
          <draw:text-box>
            <text:p text:style-name="P1">CLAUSE</text:p>
          </draw:text-box>
        </draw:frame>
        <draw:frame draw:style-name="gr1" draw:text-style-name="P1" draw:layer="layout" svg:width="5.715cm" svg:height="0.885cm" svg:x="8.02cm" svg:y="2.905cm">
          <draw:text-box>
            <text:p text:style-name="P1">CONJUNCTION</text:p>
          </draw:text-box>
        </draw:frame>
        <draw:frame draw:style-name="gr1" draw:text-style-name="P1" draw:layer="layout" svg:width="3.175cm" svg:height="0.885cm" svg:x="14.97cm" svg:y="2.905cm">
          <draw:text-box>
            <text:p text:style-name="P1">CLAUSE</text:p>
          </draw:text-box>
        </draw:frame>
        <draw:frame draw:style-name="gr1" draw:text-style-name="P1" draw:layer="layout" svg:width="1.905cm" svg:height="0.885cm" svg:x="9.52cm" svg:y="5.445cm">
          <draw:text-box>
            <text:p text:style-name="P1">but</text:p>
          </draw:text-box>
        </draw:frame>
        <draw:frame draw:style-name="gr2" draw:text-style-name="P1" draw:layer="layout" svg:width="3.175cm" svg:height="1.52cm" svg:x="0.935cm" svg:y="5.445cm">
          <draw:text-box>
            <text:p text:style-name="P1">NOUN PHRASE</text:p>
          </draw:text-box>
        </draw:frame>
        <draw:frame draw:style-name="gr3" draw:text-style-name="P1" draw:layer="layout" svg:width="4.445cm" svg:height="1.225cm" svg:x="5.58cm" svg:y="5.56cm">
          <draw:text-box>
            <text:p text:style-name="P1">PREPOSITIONAL PHRASE</text:p>
          </draw:text-box>
        </draw:frame>
        <draw:frame draw:style-name="gr4" draw:text-style-name="P1" draw:layer="layout" svg:width="2.54cm" svg:height="1.27cm" svg:x="0.935cm" svg:y="8.62cm">
          <draw:text-box>
            <text:p text:style-name="P1">NOUN</text:p>
          </draw:text-box>
        </draw:frame>
        <draw:frame draw:style-name="gr5" draw:text-style-name="P1" draw:layer="layout" svg:width="1.905cm" svg:height="0.738cm" svg:x="1.235cm" svg:y="10.525cm">
          <draw:text-box>
            <text:p text:style-name="P1">Time</text:p>
          </draw:text-box>
        </draw:frame>
        <draw:frame draw:style-name="gr2" draw:text-style-name="P1" draw:layer="layout" svg:width="3.175cm" svg:height="1.52cm" svg:x="11.732cm" svg:y="5.48cm">
          <draw:text-box>
            <text:p text:style-name="P1">NOUN PHRASE</text:p>
          </draw:text-box>
        </draw:frame>
        <draw:frame draw:style-name="gr6" draw:text-style-name="P1" draw:layer="layout" svg:width="2.338cm" svg:height="1.225cm" svg:x="16.442cm" svg:y="5.58cm">
          <draw:text-box>
            <text:p text:style-name="P1">VERB PHRASE</text:p>
          </draw:text-box>
        </draw:frame>
        <draw:frame draw:style-name="gr4" draw:text-style-name="P1" draw:layer="layout" svg:width="4.04cm" svg:height="1.27cm" svg:x="10.26cm" svg:y="8.62cm">
          <draw:text-box>
            <text:p text:style-name="P1">ADJECTIVE</text:p>
          </draw:text-box>
        </draw:frame>
        <draw:frame draw:style-name="gr4" draw:text-style-name="P1" draw:layer="layout" svg:width="2.54cm" svg:height="1.27cm" svg:x="13.235cm" svg:y="8.62cm">
          <draw:text-box>
            <text:p text:style-name="P1">NOUN</text:p>
          </draw:text-box>
        </draw:frame>
        <draw:frame draw:style-name="gr4" draw:text-style-name="P1" draw:layer="layout" svg:width="1.905cm" svg:height="1.27cm" svg:x="10.59cm" svg:y="10.525cm">
          <draw:text-box>
            <text:p text:style-name="P1">fruit</text:p>
          </draw:text-box>
        </draw:frame>
        <draw:frame draw:style-name="gr4" draw:text-style-name="P1" draw:layer="layout" svg:width="1.905cm" svg:height="1.27cm" svg:x="13.835cm" svg:y="10.525cm">
          <draw:text-box>
            <text:p text:style-name="P1">flies</text:p>
          </draw:text-box>
        </draw:frame>
        <draw:frame draw:style-name="gr7" draw:text-style-name="P1" draw:layer="layout" svg:width="1.703cm" svg:height="1.225cm" svg:x="15.605cm" svg:y="8.62cm">
          <draw:text-box>
            <text:p text:style-name="P1">VERB</text:p>
            <text:p text:style-name="P1"/>
          </draw:text-box>
        </draw:frame>
        <draw:frame draw:style-name="gr2" draw:text-style-name="P1" draw:layer="layout" svg:width="2.635cm" svg:height="1.52cm" svg:x="18.615cm" svg:y="8.57cm">
          <draw:text-box>
            <text:p text:style-name="P1">NOUN PHRASE</text:p>
          </draw:text-box>
        </draw:frame>
        <draw:frame draw:style-name="gr5" draw:text-style-name="P1" draw:layer="layout" svg:width="1.705cm" svg:height="0.738cm" svg:x="15.805cm" svg:y="10.525cm">
          <draw:text-box>
            <text:p text:style-name="P1">like</text:p>
          </draw:text-box>
        </draw:frame>
        <draw:frame draw:style-name="gr5" draw:text-style-name="P1" draw:layer="layout" svg:width="2.54cm" svg:height="0.738cm" svg:x="16.235cm" svg:y="12.43cm">
          <draw:text-box>
            <text:p text:style-name="P1">ARTICLE</text:p>
          </draw:text-box>
        </draw:frame>
        <draw:frame draw:style-name="gr5" draw:text-style-name="P1" draw:layer="layout" svg:width="2.14cm" svg:height="0.738cm" svg:x="18.81cm" svg:y="12.43cm">
          <draw:text-box>
            <text:p text:style-name="P1">NOUN</text:p>
          </draw:text-box>
        </draw:frame>
        <draw:frame draw:style-name="gr5" draw:text-style-name="P1" draw:layer="layout" svg:width="1.27cm" svg:height="0.738cm" svg:x="17.135cm" svg:y="13.7cm">
          <draw:text-box>
            <text:p text:style-name="P1">a</text:p>
          </draw:text-box>
        </draw:frame>
        <draw:frame draw:style-name="gr5" draw:text-style-name="P1" draw:layer="layout" svg:width="2.54cm" svg:height="0.738cm" svg:x="18.81cm" svg:y="13.7cm">
          <draw:text-box>
            <text:p text:style-name="P1">banana</text:p>
          </draw:text-box>
        </draw:frame>
        <draw:line draw:style-name="gr8" draw:text-style-name="P2" draw:layer="layout" svg:x1="8.62cm" svg:y1="1.635cm" svg:x2="4.81cm" svg:y2="2.905cm">
          <text:p/>
        </draw:line>
        <draw:line draw:style-name="gr8" draw:text-style-name="P2" draw:layer="layout" svg:x1="11.16cm" svg:y1="1.635cm" svg:x2="15.605cm" svg:y2="2.905cm">
          <text:p/>
        </draw:line>
        <draw:line draw:style-name="gr8" draw:text-style-name="P2" draw:layer="layout" svg:x1="9.89cm" svg:y1="1.635cm" svg:x2="9.89cm" svg:y2="2.905cm">
          <text:p/>
        </draw:line>
        <draw:line draw:style-name="gr8" draw:text-style-name="P2" draw:layer="layout" svg:x1="3.54cm" svg:y1="3.54cm" svg:x2="1.635cm" svg:y2="5.445cm">
          <text:p/>
        </draw:line>
        <draw:line draw:style-name="gr8" draw:text-style-name="P2" draw:layer="layout" svg:x1="4.175cm" svg:y1="3.54cm" svg:x2="4.175cm" svg:y2="5.445cm">
          <text:p/>
        </draw:line>
        <draw:line draw:style-name="gr8" draw:text-style-name="P2" draw:layer="layout" svg:x1="9.89cm" svg:y1="3.54cm" svg:x2="9.89cm" svg:y2="5.445cm">
          <text:p/>
        </draw:line>
        <draw:line draw:style-name="gr8" draw:text-style-name="P2" draw:layer="layout" svg:x1="1.87cm" svg:y1="6.715cm" svg:x2="1.87cm" svg:y2="8.62cm">
          <text:p/>
        </draw:line>
        <draw:line draw:style-name="gr8" draw:text-style-name="P2" draw:layer="layout" svg:x1="1.87cm" svg:y1="9.255cm" svg:x2="1.87cm" svg:y2="10.525cm">
          <text:p/>
        </draw:line>
        <draw:line draw:style-name="gr8" draw:text-style-name="P2" draw:layer="layout" svg:x1="15.605cm" svg:y1="3.54cm" svg:x2="12.43cm" svg:y2="5.445cm">
          <text:p/>
        </draw:line>
        <draw:line draw:style-name="gr8" draw:text-style-name="P2" draw:layer="layout" svg:x1="16.24cm" svg:y1="3.54cm" svg:x2="17.51cm" svg:y2="5.445cm">
          <text:p/>
        </draw:line>
        <draw:line draw:style-name="gr8" draw:text-style-name="P2" draw:layer="layout" svg:x1="12.43cm" svg:y1="6.715cm" svg:x2="11.16cm" svg:y2="8.62cm">
          <text:p/>
        </draw:line>
        <draw:line draw:style-name="gr8" draw:text-style-name="P2" draw:layer="layout" svg:x1="13.065cm" svg:y1="6.715cm" svg:x2="14.335cm" svg:y2="8.62cm">
          <text:p/>
        </draw:line>
        <draw:line draw:style-name="gr8" draw:text-style-name="P2" draw:layer="layout" svg:x1="11.16cm" svg:y1="9.255cm" svg:x2="11.16cm" svg:y2="10.525cm">
          <text:p/>
        </draw:line>
        <draw:line draw:style-name="gr8" draw:text-style-name="P2" draw:layer="layout" svg:x1="14.335cm" svg:y1="9.255cm" svg:x2="14.335cm" svg:y2="10.525cm">
          <text:p/>
        </draw:line>
        <draw:line draw:style-name="gr8" draw:text-style-name="P2" draw:layer="layout" svg:x1="17.51cm" svg:y1="6.715cm" svg:x2="16.24cm" svg:y2="8.62cm">
          <text:p/>
        </draw:line>
        <draw:line draw:style-name="gr8" draw:text-style-name="P2" draw:layer="layout" svg:x1="18.145cm" svg:y1="6.715cm" svg:x2="19.415cm" svg:y2="8.62cm">
          <text:p/>
        </draw:line>
        <draw:line draw:style-name="gr8" draw:text-style-name="P2" draw:layer="layout" svg:x1="16.24cm" svg:y1="9.255cm" svg:x2="16.24cm" svg:y2="10.525cm">
          <text:p/>
        </draw:line>
        <draw:line draw:style-name="gr8" draw:text-style-name="P2" draw:layer="layout" svg:x1="19.68cm" svg:y1="9.89cm" svg:x2="19.68cm" svg:y2="12.43cm">
          <text:p/>
        </draw:line>
        <draw:line draw:style-name="gr8" draw:text-style-name="P2" draw:layer="layout" svg:x1="18.78cm" svg:y1="9.89cm" svg:x2="17.51cm" svg:y2="12.43cm">
          <text:p/>
        </draw:line>
        <draw:line draw:style-name="gr8" draw:text-style-name="P2" draw:layer="layout" svg:x1="17.505cm" svg:y1="13.065cm" svg:x2="17.505cm" svg:y2="13.7cm">
          <text:p/>
        </draw:line>
        <draw:line draw:style-name="gr8" draw:text-style-name="P2" draw:layer="layout" svg:x1="19.68cm" svg:y1="13.065cm" svg:x2="19.68cm" svg:y2="13.7cm">
          <text:p/>
        </draw:line>
        <draw:frame draw:style-name="gr3" draw:text-style-name="P1" draw:layer="layout" svg:width="2.74cm" svg:height="1.225cm" svg:x="7.95cm" svg:y="8.22cm">
          <draw:text-box>
            <text:p text:style-name="P1">NOUN PHRASE</text:p>
          </draw:text-box>
        </draw:frame>
        <draw:frame draw:style-name="gr3" draw:text-style-name="P1" draw:layer="layout" svg:width="2.675cm" svg:height="1.225cm" svg:x="3.165cm" svg:y="5.497cm">
          <draw:text-box>
            <text:p text:style-name="P1">VERB PHRASE</text:p>
          </draw:text-box>
        </draw:frame>
        <draw:frame draw:style-name="gr5" draw:text-style-name="P1" draw:layer="layout" svg:width="1.87cm" svg:height="0.738cm" svg:x="3.575cm" svg:y="10.522cm">
          <draw:text-box>
            <text:p text:style-name="P1">flies</text:p>
          </draw:text-box>
        </draw:frame>
        <draw:line draw:style-name="gr8" draw:text-style-name="P2" draw:layer="layout" svg:x1="4.81cm" svg:y1="3.54cm" svg:x2="7.35cm" svg:y2="5.445cm">
          <text:p/>
        </draw:line>
        <draw:frame draw:style-name="gr5" draw:text-style-name="P1" draw:layer="layout" svg:width="2.04cm" svg:height="0.738cm" svg:x="3.405cm" svg:y="8.62cm">
          <draw:text-box>
            <text:p text:style-name="P1">VERB</text:p>
          </draw:text-box>
        </draw:frame>
        <draw:line draw:style-name="gr8" draw:text-style-name="P2" draw:layer="layout" svg:x1="4.175cm" svg:y1="6.715cm" svg:x2="4.175cm" svg:y2="8.62cm">
          <text:p/>
        </draw:line>
        <draw:line draw:style-name="gr8" draw:text-style-name="P2" draw:layer="layout" svg:x1="4.175cm" svg:y1="9.255cm" svg:x2="4.175cm" svg:y2="10.525cm">
          <text:p/>
        </draw:line>
        <draw:frame draw:style-name="gr9" draw:text-style-name="P1" draw:layer="layout" svg:width="4.01cm" svg:height="0.738cm" svg:x="3.84cm" svg:y="11.795cm">
          <draw:text-box>
            <text:p text:style-name="P1">PREPOSITION</text:p>
          </draw:text-box>
        </draw:frame>
        <draw:frame draw:style-name="gr5" draw:text-style-name="P1" draw:layer="layout" svg:width="1.87cm" svg:height="0.738cm" svg:x="4.91cm" svg:y="13.697cm">
          <draw:text-box>
            <text:p text:style-name="P1">like</text:p>
          </draw:text-box>
        </draw:frame>
        <draw:frame draw:style-name="gr5" draw:text-style-name="P1" draw:layer="layout" svg:width="2.105cm" svg:height="0.738cm" svg:x="9.69cm" svg:y="11.795cm">
          <draw:text-box>
            <text:p text:style-name="P1">NOUN</text:p>
          </draw:text-box>
        </draw:frame>
        <draw:frame draw:style-name="gr5" draw:text-style-name="P1" draw:layer="layout" svg:width="2.646cm" svg:height="0.738cm" svg:x="7.15cm" svg:y="11.795cm">
          <draw:text-box>
            <text:p text:style-name="P1">ARTICLE</text:p>
          </draw:text-box>
        </draw:frame>
        <draw:frame draw:style-name="gr5" draw:text-style-name="P1" draw:layer="layout" svg:width="1.27cm" svg:height="0.738cm" svg:x="7.985cm" svg:y="13.597cm">
          <draw:text-box>
            <text:p text:style-name="P1">an</text:p>
          </draw:text-box>
        </draw:frame>
        <draw:frame draw:style-name="gr5" draw:text-style-name="P1" draw:layer="layout" svg:width="1.87cm" svg:height="0.738cm" svg:x="9.89cm" svg:y="13.597cm">
          <draw:text-box>
            <text:p text:style-name="P1">arrow</text:p>
          </draw:text-box>
        </draw:frame>
        <draw:line draw:style-name="gr8" draw:text-style-name="P2" draw:layer="layout" svg:x1="6.715cm" svg:y1="6.715cm" svg:x2="5.445cm" svg:y2="11.795cm">
          <text:p/>
        </draw:line>
        <draw:line draw:style-name="gr8" draw:text-style-name="P2" draw:layer="layout" svg:x1="7.35cm" svg:y1="6.715cm" svg:x2="8.62cm" svg:y2="7.985cm">
          <text:p/>
        </draw:line>
        <draw:line draw:style-name="gr8" draw:text-style-name="P2" draw:layer="layout" svg:x1="8.62cm" svg:y1="9.255cm" svg:x2="7.985cm" svg:y2="11.795cm">
          <text:p/>
        </draw:line>
        <draw:line draw:style-name="gr8" draw:text-style-name="P2" draw:layer="layout" svg:x1="9.255cm" svg:y1="9.255cm" svg:x2="10.525cm" svg:y2="11.795cm">
          <text:p/>
        </draw:line>
        <draw:line draw:style-name="gr8" draw:text-style-name="P2" draw:layer="layout" svg:x1="5.445cm" svg:y1="12.43cm" svg:x2="5.445cm" svg:y2="13.7cm">
          <text:p/>
        </draw:line>
        <draw:line draw:style-name="gr8" draw:text-style-name="P2" draw:layer="layout" svg:x1="8.42cm" svg:y1="12.43cm" svg:x2="8.42cm" svg:y2="13.7cm">
          <text:p/>
        </draw:line>
        <draw:line draw:style-name="gr8" draw:text-style-name="P2" draw:layer="layout" svg:x1="10.525cm" svg:y1="12.43cm" svg:x2="10.525cm" svg:y2="13.7cm">
          <text:p/>
        </draw:lin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4.445cm" svg:height="0.885cm" svg:x="8.621cm" svg:y="1cm">
          <draw:text-box>
            <text:p text:style-name="P1">SENTENCE</text:p>
          </draw:text-box>
        </draw:frame>
        <draw:frame draw:style-name="gr1" draw:text-style-name="P1" draw:layer="layout" svg:width="3.175cm" svg:height="1.225cm" svg:x="2.906cm" svg:y="2.905cm">
          <draw:text-box>
            <text:p text:style-name="P1">NOUN PHRASE</text:p>
          </draw:text-box>
        </draw:frame>
        <draw:frame draw:style-name="gr1" draw:text-style-name="P1" draw:layer="layout" svg:width="5.715cm" svg:height="0.885cm" svg:x="8.021cm" svg:y="2.905cm">
          <draw:text-box>
            <text:p text:style-name="P1">VERB PHRASE</text:p>
          </draw:text-box>
        </draw:frame>
        <draw:frame draw:style-name="gr1" draw:text-style-name="P1" draw:layer="layout" svg:width="4.444cm" svg:height="1.225cm" svg:x="14.971cm" svg:y="2.905cm">
          <draw:text-box>
            <text:p text:style-name="P1">PREPOSITIONAL PHRASE</text:p>
          </draw:text-box>
        </draw:frame>
        <draw:frame draw:style-name="gr4" draw:text-style-name="P1" draw:layer="layout" svg:width="2.54cm" svg:height="1.27cm" svg:x="5.315cm" svg:y="8.285cm">
          <draw:text-box>
            <text:p text:style-name="P1">NOUN PHRASE</text:p>
          </draw:text-box>
        </draw:frame>
        <draw:frame draw:style-name="gr10" draw:text-style-name="P1" draw:layer="layout" svg:width="2.34cm" svg:height="0.738cm" svg:x="1.2cm" svg:y="5.545cm">
          <draw:text-box>
            <text:p text:style-name="P1">NOUN</text:p>
          </draw:text-box>
        </draw:frame>
        <draw:frame draw:style-name="gr5" draw:text-style-name="P1" draw:layer="layout" svg:width="1.905cm" svg:height="0.738cm" svg:x="1.4cm" svg:y="8.417cm">
          <draw:text-box>
            <text:p text:style-name="P1">Tom</text:p>
          </draw:text-box>
        </draw:frame>
        <draw:frame draw:style-name="gr2" draw:text-style-name="P1" draw:layer="layout" svg:width="3.607cm" svg:height="1.52cm" svg:x="12.633cm" svg:y="5.48cm">
          <draw:text-box>
            <text:p text:style-name="P1">PREPOSITION</text:p>
          </draw:text-box>
        </draw:frame>
        <draw:frame draw:style-name="gr6" draw:text-style-name="P1" draw:layer="layout" svg:width="2.338cm" svg:height="1.225cm" svg:x="16.443cm" svg:y="5.58cm">
          <draw:text-box>
            <text:p text:style-name="P1">NOUN PHRASE</text:p>
          </draw:text-box>
        </draw:frame>
        <draw:frame draw:style-name="gr4" draw:text-style-name="P1" draw:layer="layout" svg:width="1.905cm" svg:height="1.27cm" svg:x="10.39cm" svg:y="8.585cm">
          <draw:text-box>
            <text:p text:style-name="P1">Mary</text:p>
          </draw:text-box>
        </draw:frame>
        <draw:frame draw:style-name="gr4" draw:text-style-name="P1" draw:layer="layout" svg:width="1.905cm" svg:height="1.27cm" svg:x="7.95cm" svg:y="6.58cm">
          <draw:text-box>
            <text:p text:style-name="P1">to</text:p>
          </draw:text-box>
        </draw:frame>
        <draw:frame draw:style-name="gr2" draw:text-style-name="P1" draw:layer="layout" svg:width="2.635cm" svg:height="1.52cm" svg:x="18.016cm" svg:y="8.37cm">
          <draw:text-box>
            <text:p text:style-name="P1">NOUN </text:p>
          </draw:text-box>
        </draw:frame>
        <draw:frame draw:style-name="gr5" draw:text-style-name="P1" draw:layer="layout" svg:width="1.27cm" svg:height="0.738cm" svg:x="13.7cm" svg:y="7.747cm">
          <draw:text-box>
            <text:p text:style-name="P1">on</text:p>
          </draw:text-box>
        </draw:frame>
        <draw:frame draw:style-name="gr5" draw:text-style-name="P1" draw:layer="layout" svg:width="2.54cm" svg:height="0.738cm" svg:x="18.05cm" svg:y="10.525cm">
          <draw:text-box>
            <text:p text:style-name="P1">Friday</text:p>
          </draw:text-box>
        </draw:frame>
        <draw:line draw:style-name="gr8" draw:text-style-name="P2" draw:layer="layout" svg:x1="8.621cm" svg:y1="1.635cm" svg:x2="4.811cm" svg:y2="2.905cm">
          <text:p/>
        </draw:line>
        <draw:line draw:style-name="gr8" draw:text-style-name="P2" draw:layer="layout" svg:x1="11.161cm" svg:y1="1.635cm" svg:x2="15.606cm" svg:y2="2.905cm">
          <text:p/>
        </draw:line>
        <draw:line draw:style-name="gr8" draw:text-style-name="P2" draw:layer="layout" svg:x1="9.891cm" svg:y1="1.635cm" svg:x2="9.891cm" svg:y2="2.905cm">
          <text:p/>
        </draw:line>
        <draw:line draw:style-name="gr8" draw:text-style-name="P2" draw:layer="layout" svg:x1="3.54cm" svg:y1="4.175cm" svg:x2="2.271cm" svg:y2="5.445cm">
          <text:p/>
        </draw:line>
        <draw:line draw:style-name="gr8" draw:text-style-name="P2" draw:layer="layout" svg:x1="4.81cm" svg:y1="4.175cm" svg:x2="4.81cm" svg:y2="5.445cm">
          <text:p/>
        </draw:line>
        <draw:line draw:style-name="gr8" draw:text-style-name="P2" draw:layer="layout" svg:x1="9.891cm" svg:y1="3.54cm" svg:x2="8.62cm" svg:y2="4.175cm">
          <text:p/>
        </draw:line>
        <draw:line draw:style-name="gr8" draw:text-style-name="P2" draw:layer="layout" svg:x1="2.071cm" svg:y1="6.415cm" svg:x2="2.071cm" svg:y2="8.32cm">
          <text:p/>
        </draw:line>
        <draw:line draw:style-name="gr8" draw:text-style-name="P2" draw:layer="layout" svg:x1="15.605cm" svg:y1="4.175cm" svg:x2="14.335cm" svg:y2="5.445cm">
          <text:p/>
        </draw:line>
        <draw:line draw:style-name="gr8" draw:text-style-name="P2" draw:layer="layout" svg:x1="16.875cm" svg:y1="4.175cm" svg:x2="17.511cm" svg:y2="5.445cm">
          <text:p/>
        </draw:line>
        <draw:line draw:style-name="gr8" draw:text-style-name="P2" draw:layer="layout" svg:x1="18.146cm" svg:y1="6.715cm" svg:x2="18.781cm" svg:y2="8.62cm">
          <text:p/>
        </draw:line>
        <draw:line draw:style-name="gr8" draw:text-style-name="P2" draw:layer="layout" svg:x1="18.78cm" svg:y1="9.255cm" svg:x2="18.78cm" svg:y2="10.525cm">
          <text:p/>
        </draw:line>
        <draw:frame draw:style-name="gr3" draw:text-style-name="P1" draw:layer="layout" svg:width="2.74cm" svg:height="1.225cm" svg:x="3.21cm" svg:y="8.53cm">
          <draw:text-box>
            <text:p text:style-name="P1">VERB</text:p>
            <text:p text:style-name="P1"/>
          </draw:text-box>
        </draw:frame>
        <draw:frame draw:style-name="gr3" draw:text-style-name="P1" draw:layer="layout" svg:width="2.675cm" svg:height="1.225cm" svg:x="4.175cm" svg:y="5.49cm">
          <draw:text-box>
            <text:p text:style-name="P1">VERB PHRASE</text:p>
          </draw:text-box>
        </draw:frame>
        <draw:frame draw:style-name="gr5" draw:text-style-name="P1" draw:layer="layout" svg:width="1.905cm" svg:height="0.738cm" svg:x="3.305cm" svg:y="10.525cm">
          <draw:text-box>
            <text:p text:style-name="P1">gave</text:p>
          </draw:text-box>
        </draw:frame>
        <draw:frame draw:style-name="gr4" draw:text-style-name="P1" draw:layer="layout" svg:width="2.54cm" svg:height="1.27cm" svg:x="4.91cm" svg:y="11.16cm">
          <draw:text-box>
            <text:p text:style-name="P1">ARTICLE</text:p>
          </draw:text-box>
        </draw:frame>
        <draw:frame draw:style-name="gr4" draw:text-style-name="P1" draw:layer="layout" svg:width="2.54cm" svg:height="1.27cm" svg:x="7.35cm" svg:y="11.16cm">
          <draw:text-box>
            <text:p text:style-name="P1">NOUN PHRASE</text:p>
          </draw:text-box>
        </draw:frame>
        <draw:frame draw:style-name="gr4" draw:text-style-name="P1" draw:layer="layout" svg:width="2.54cm" svg:height="1.27cm" svg:x="9.255cm" svg:y="13.7cm">
          <draw:text-box>
            <text:p text:style-name="P1">NOUN PHRASE</text:p>
          </draw:text-box>
        </draw:frame>
        <draw:frame draw:style-name="gr4" draw:text-style-name="P1" draw:layer="layout" svg:width="3.175cm" svg:height="1.27cm" svg:x="6.715cm" svg:y="13.8cm">
          <draw:text-box>
            <text:p text:style-name="P1">ADJECTIVE</text:p>
          </draw:text-box>
        </draw:frame>
        <draw:frame draw:style-name="gr4" draw:text-style-name="P1" draw:layer="layout" svg:width="3.175cm" svg:height="1.27cm" svg:x="7.485cm" svg:y="16.875cm">
          <draw:text-box>
            <text:p text:style-name="P1">ADJECTIVE</text:p>
            <text:p text:style-name="P1"/>
          </draw:text-box>
        </draw:frame>
        <draw:frame draw:style-name="gr4" draw:text-style-name="P1" draw:layer="layout" svg:width="2.54cm" svg:height="1.27cm" svg:x="10.525cm" svg:y="16.875cm">
          <draw:text-box>
            <text:p text:style-name="P1">NOUN</text:p>
          </draw:text-box>
        </draw:frame>
        <draw:line draw:style-name="gr8" draw:text-style-name="P2" draw:layer="layout" svg:x1="4.81cm" svg:y1="6.715cm" svg:x2="4.175cm" svg:y2="8.62cm">
          <text:p/>
        </draw:line>
        <draw:line draw:style-name="gr8" draw:text-style-name="P2" draw:layer="layout" svg:x1="5.445cm" svg:y1="6.715cm" svg:x2="6.08cm" svg:y2="7.985cm">
          <text:p/>
        </draw:line>
        <draw:line draw:style-name="gr8" draw:text-style-name="P2" draw:layer="layout" svg:x1="3.975cm" svg:y1="9.255cm" svg:x2="3.975cm" svg:y2="10.525cm">
          <text:p/>
        </draw:line>
        <draw:line draw:style-name="gr8" draw:text-style-name="P2" draw:layer="layout" svg:x1="6.08cm" svg:y1="9.255cm" svg:x2="6.08cm" svg:y2="11.16cm">
          <text:p/>
        </draw:line>
        <draw:line draw:style-name="gr8" draw:text-style-name="P2" draw:layer="layout" svg:x1="6.715cm" svg:y1="9.255cm" svg:x2="7.985cm" svg:y2="11.16cm">
          <text:p/>
        </draw:line>
        <draw:frame draw:style-name="gr5" draw:text-style-name="P1" draw:layer="layout" svg:width="1.905cm" svg:height="0.738cm" svg:x="5.31cm" svg:y="13.162cm">
          <draw:text-box>
            <text:p text:style-name="P1">the</text:p>
          </draw:text-box>
        </draw:frame>
        <draw:line draw:style-name="gr8" draw:text-style-name="P2" draw:layer="layout" svg:x1="5.845cm" svg:y1="11.795cm" svg:x2="5.845cm" svg:y2="13.065cm">
          <text:p/>
        </draw:line>
        <draw:line draw:style-name="gr8" draw:text-style-name="P2" draw:layer="layout" svg:x1="7.985cm" svg:y1="12.43cm" svg:x2="7.985cm" svg:y2="13.7cm">
          <text:p/>
        </draw:line>
        <draw:line draw:style-name="gr8" draw:text-style-name="P2" draw:layer="layout" svg:x1="8.62cm" svg:y1="12.43cm" svg:x2="9.89cm" svg:y2="13.7cm">
          <text:p/>
        </draw:line>
        <draw:frame draw:style-name="gr5" draw:text-style-name="P1" draw:layer="layout" svg:width="1.905cm" svg:height="0.738cm" svg:x="6.08cm" svg:y="15.502cm">
          <draw:text-box>
            <text:p text:style-name="P1">big</text:p>
          </draw:text-box>
        </draw:frame>
        <draw:line draw:style-name="gr8" draw:text-style-name="P2" draw:layer="layout" svg:x1="7.985cm" svg:y1="14.335cm" svg:x2="6.715cm" svg:y2="15.605cm">
          <text:p/>
        </draw:line>
        <draw:frame draw:style-name="gr5" draw:text-style-name="P1" draw:layer="layout" svg:width="1.905cm" svg:height="0.738cm" svg:x="7.985cm" svg:y="18.677cm">
          <draw:text-box>
            <text:p text:style-name="P1">red</text:p>
          </draw:text-box>
        </draw:frame>
        <draw:frame draw:style-name="gr5" draw:text-style-name="P1" draw:layer="layout" svg:width="1.905cm" svg:height="0.738cm" svg:x="10.525cm" svg:y="18.677cm">
          <draw:text-box>
            <text:p text:style-name="P1">book</text:p>
          </draw:text-box>
        </draw:frame>
        <draw:line draw:style-name="gr8" draw:text-style-name="P2" draw:layer="layout" svg:x1="9.89cm" svg:y1="14.97cm" svg:x2="8.62cm" svg:y2="16.875cm">
          <text:p/>
        </draw:line>
        <draw:line draw:style-name="gr8" draw:text-style-name="P2" draw:layer="layout" svg:x1="10.525cm" svg:y1="14.97cm" svg:x2="11.16cm" svg:y2="16.875cm">
          <text:p/>
        </draw:line>
        <draw:line draw:style-name="gr8" draw:text-style-name="P2" draw:layer="layout" svg:x1="8.62cm" svg:y1="17.51cm" svg:x2="8.62cm" svg:y2="18.78cm">
          <text:p/>
        </draw:line>
        <draw:line draw:style-name="gr8" draw:text-style-name="P2" draw:layer="layout" svg:x1="11.16cm" svg:y1="17.51cm" svg:x2="11.16cm" svg:y2="18.78cm">
          <text:p/>
        </draw:line>
        <draw:frame draw:style-name="gr1" draw:text-style-name="P1" draw:layer="layout" svg:width="2.54cm" svg:height="0.885cm" svg:x="7.615cm" svg:y="4.295cm">
          <draw:text-box>
            <text:p text:style-name="P1">VERB</text:p>
          </draw:text-box>
        </draw:frame>
        <draw:frame draw:style-name="gr1" draw:text-style-name="P1" draw:layer="layout" svg:width="2.54cm" svg:height="1.225cm" svg:x="9.82cm" svg:y="4.275cm">
          <draw:text-box>
            <text:p text:style-name="P1">NOUN PHRASE</text:p>
          </draw:text-box>
        </draw:frame>
        <draw:frame draw:style-name="gr1" draw:text-style-name="P1" draw:layer="layout" svg:width="2.54cm" svg:height="0.885cm" svg:x="10.06cm" svg:y="6.725cm">
          <draw:text-box>
            <text:p text:style-name="P1">NOUN</text:p>
          </draw:text-box>
        </draw:frame>
        <draw:line draw:style-name="gr8" draw:text-style-name="P2" draw:layer="layout" svg:x1="9.89cm" svg:y1="3.54cm" svg:x2="10.525cm" svg:y2="4.175cm">
          <text:p/>
        </draw:line>
        <draw:line draw:style-name="gr8" draw:text-style-name="P2" draw:layer="layout" svg:x1="8.62cm" svg:y1="4.81cm" svg:x2="8.62cm" svg:y2="6.715cm">
          <text:p/>
        </draw:line>
        <draw:line draw:style-name="gr8" draw:text-style-name="P2" draw:layer="layout" svg:x1="11.16cm" svg:y1="5.445cm" svg:x2="11.16cm" svg:y2="6.715cm">
          <text:p/>
        </draw:line>
        <draw:line draw:style-name="gr8" draw:text-style-name="P2" draw:layer="layout" svg:x1="11.16cm" svg:y1="7.35cm" svg:x2="11.16cm" svg:y2="8.62cm">
          <text:p/>
        </draw:line>
        <draw:line draw:style-name="gr8" draw:text-style-name="P2" draw:layer="layout" svg:x1="14.1cm" svg:y1="6.38cm" svg:x2="14.1cm" svg:y2="7.65cm">
          <text:p/>
        </draw:lin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4.445cm" svg:height="0.885cm" svg:x="8.621cm" svg:y="1cm">
          <draw:text-box>
            <text:p text:style-name="P1">SENTENCE</text:p>
          </draw:text-box>
        </draw:frame>
        <draw:frame draw:style-name="gr1" draw:text-style-name="P1" draw:layer="layout" svg:width="3.175cm" svg:height="0.885cm" svg:x="2.906cm" svg:y="2.905cm">
          <draw:text-box>
            <text:p text:style-name="P1">CLAUSE</text:p>
          </draw:text-box>
        </draw:frame>
        <draw:frame draw:style-name="gr1" draw:text-style-name="P1" draw:layer="layout" svg:width="5.715cm" svg:height="0.885cm" svg:x="8.021cm" svg:y="2.905cm">
          <draw:text-box>
            <text:p text:style-name="P1">CONJUNCTION</text:p>
          </draw:text-box>
        </draw:frame>
        <draw:frame draw:style-name="gr1" draw:text-style-name="P1" draw:layer="layout" svg:width="3.175cm" svg:height="0.885cm" svg:x="14.971cm" svg:y="2.905cm">
          <draw:text-box>
            <text:p text:style-name="P1">CLAUSE</text:p>
          </draw:text-box>
        </draw:frame>
        <draw:frame draw:style-name="gr5" draw:text-style-name="P1" draw:layer="layout" svg:width="1.639cm" svg:height="0.738cm" svg:x="9.321cm" svg:y="5.445cm">
          <draw:text-box>
            <text:p text:style-name="P1">and</text:p>
          </draw:text-box>
        </draw:frame>
        <draw:frame draw:style-name="gr2" draw:text-style-name="P1" draw:layer="layout" svg:width="3.175cm" svg:height="1.52cm" svg:x="0.936cm" svg:y="5.445cm">
          <draw:text-box>
            <text:p text:style-name="P1">NOUN PHRASE</text:p>
          </draw:text-box>
        </draw:frame>
        <draw:frame draw:style-name="gr4" draw:text-style-name="P1" draw:layer="layout" svg:width="2.54cm" svg:height="1.27cm" svg:x="0.936cm" svg:y="8.62cm">
          <draw:text-box>
            <text:p text:style-name="P1">NOUN</text:p>
          </draw:text-box>
        </draw:frame>
        <draw:frame draw:style-name="gr5" draw:text-style-name="P1" draw:layer="layout" svg:width="2.939cm" svg:height="0.738cm" svg:x="0.836cm" svg:y="10.525cm">
          <draw:text-box>
            <text:p text:style-name="P1">Reasoning</text:p>
          </draw:text-box>
        </draw:frame>
        <draw:frame draw:style-name="gr2" draw:text-style-name="P1" draw:layer="layout" svg:width="3.175cm" svg:height="1.52cm" svg:x="15.37cm" svg:y="4.895cm">
          <draw:text-box>
            <text:p text:style-name="P1">NOUN PHRASE</text:p>
          </draw:text-box>
        </draw:frame>
        <draw:frame draw:style-name="gr4" draw:text-style-name="P1" draw:layer="layout" svg:width="4.04cm" svg:height="1.27cm" svg:x="14.061cm" svg:y="8.12cm">
          <draw:text-box>
            <text:p text:style-name="P1">ADJECTIVE</text:p>
          </draw:text-box>
        </draw:frame>
        <draw:frame draw:style-name="gr4" draw:text-style-name="P1" draw:layer="layout" svg:width="1.905cm" svg:height="1.27cm" svg:x="14.391cm" svg:y="10.025cm">
          <draw:text-box>
            <text:p text:style-name="P1">not</text:p>
          </draw:text-box>
        </draw:frame>
        <draw:frame draw:style-name="gr2" draw:text-style-name="P1" draw:layer="layout" svg:width="2.635cm" svg:height="1.52cm" svg:x="17.416cm" svg:y="8.07cm">
          <draw:text-box>
            <text:p text:style-name="P1">NOUN PHRASE</text:p>
          </draw:text-box>
        </draw:frame>
        <draw:frame draw:style-name="gr5" draw:text-style-name="P1" draw:layer="layout" svg:width="2.54cm" svg:height="0.738cm" svg:x="15.036cm" svg:y="11.93cm">
          <draw:text-box>
            <text:p text:style-name="P1">ARTICLE</text:p>
          </draw:text-box>
        </draw:frame>
        <draw:frame draw:style-name="gr5" draw:text-style-name="P1" draw:layer="layout" svg:width="2.14cm" svg:height="0.738cm" svg:x="17.611cm" svg:y="11.93cm">
          <draw:text-box>
            <text:p text:style-name="P1">NOUN</text:p>
          </draw:text-box>
        </draw:frame>
        <draw:frame draw:style-name="gr5" draw:text-style-name="P1" draw:layer="layout" svg:width="1.27cm" svg:height="0.738cm" svg:x="15.936cm" svg:y="13.2cm">
          <draw:text-box>
            <text:p text:style-name="P1">a</text:p>
          </draw:text-box>
        </draw:frame>
        <draw:frame draw:style-name="gr5" draw:text-style-name="P1" draw:layer="layout" svg:width="2.54cm" svg:height="0.738cm" svg:x="17.611cm" svg:y="13.2cm">
          <draw:text-box>
            <text:p text:style-name="P1">science</text:p>
          </draw:text-box>
        </draw:frame>
        <draw:line draw:style-name="gr8" draw:text-style-name="P2" draw:layer="layout" svg:x1="8.621cm" svg:y1="1.635cm" svg:x2="4.811cm" svg:y2="2.905cm">
          <text:p/>
        </draw:line>
        <draw:line draw:style-name="gr8" draw:text-style-name="P2" draw:layer="layout" svg:x1="11.161cm" svg:y1="1.635cm" svg:x2="15.606cm" svg:y2="2.905cm">
          <text:p/>
        </draw:line>
        <draw:line draw:style-name="gr8" draw:text-style-name="P2" draw:layer="layout" svg:x1="9.891cm" svg:y1="1.635cm" svg:x2="9.891cm" svg:y2="2.905cm">
          <text:p/>
        </draw:line>
        <draw:line draw:style-name="gr8" draw:text-style-name="P2" draw:layer="layout" svg:x1="3.541cm" svg:y1="3.54cm" svg:x2="1.636cm" svg:y2="5.445cm">
          <text:p/>
        </draw:line>
        <draw:line draw:style-name="gr8" draw:text-style-name="P2" draw:layer="layout" svg:x1="4.176cm" svg:y1="3.54cm" svg:x2="6.08cm" svg:y2="5.445cm">
          <text:p/>
        </draw:line>
        <draw:line draw:style-name="gr8" draw:text-style-name="P2" draw:layer="layout" svg:x1="9.891cm" svg:y1="3.54cm" svg:x2="9.891cm" svg:y2="5.445cm">
          <text:p/>
        </draw:line>
        <draw:line draw:style-name="gr8" draw:text-style-name="P2" draw:layer="layout" svg:x1="1.871cm" svg:y1="6.715cm" svg:x2="1.871cm" svg:y2="8.62cm">
          <text:p/>
        </draw:line>
        <draw:line draw:style-name="gr8" draw:text-style-name="P2" draw:layer="layout" svg:x1="1.871cm" svg:y1="9.255cm" svg:x2="1.871cm" svg:y2="10.525cm">
          <text:p/>
        </draw:line>
        <draw:line draw:style-name="gr8" draw:text-style-name="P2" draw:layer="layout" svg:x1="16.24cm" svg:y1="3.54cm" svg:x2="16.24cm" svg:y2="4.81cm">
          <text:p/>
        </draw:line>
        <draw:line draw:style-name="gr8" draw:text-style-name="P2" draw:layer="layout" svg:x1="16.231cm" svg:y1="6.215cm" svg:x2="14.961cm" svg:y2="8.12cm">
          <text:p/>
        </draw:line>
        <draw:line draw:style-name="gr8" draw:text-style-name="P2" draw:layer="layout" svg:x1="14.961cm" svg:y1="8.755cm" svg:x2="14.961cm" svg:y2="10.025cm">
          <text:p/>
        </draw:line>
        <draw:line draw:style-name="gr8" draw:text-style-name="P2" draw:layer="layout" svg:x1="16.946cm" svg:y1="6.215cm" svg:x2="18.216cm" svg:y2="8.12cm">
          <text:p/>
        </draw:line>
        <draw:line draw:style-name="gr8" draw:text-style-name="P2" draw:layer="layout" svg:x1="18.481cm" svg:y1="9.39cm" svg:x2="18.481cm" svg:y2="11.93cm">
          <text:p/>
        </draw:line>
        <draw:line draw:style-name="gr8" draw:text-style-name="P2" draw:layer="layout" svg:x1="17.581cm" svg:y1="9.39cm" svg:x2="16.311cm" svg:y2="11.93cm">
          <text:p/>
        </draw:line>
        <draw:line draw:style-name="gr8" draw:text-style-name="P2" draw:layer="layout" svg:x1="16.306cm" svg:y1="12.565cm" svg:x2="16.306cm" svg:y2="13.2cm">
          <text:p/>
        </draw:line>
        <draw:line draw:style-name="gr8" draw:text-style-name="P2" draw:layer="layout" svg:x1="18.481cm" svg:y1="12.565cm" svg:x2="18.481cm" svg:y2="13.2cm">
          <text:p/>
        </draw:line>
        <draw:frame draw:style-name="gr3" draw:text-style-name="P1" draw:layer="layout" svg:width="2.74cm" svg:height="1.225cm" svg:x="5.951cm" svg:y="8.62cm">
          <draw:text-box>
            <text:p text:style-name="P1">NOUN PHRASE</text:p>
          </draw:text-box>
        </draw:frame>
        <draw:frame draw:style-name="gr3" draw:text-style-name="P1" draw:layer="layout" svg:width="2.675cm" svg:height="1.225cm" svg:x="5.445cm" svg:y="5.49cm">
          <draw:text-box>
            <text:p text:style-name="P1">VERB PHRASE</text:p>
          </draw:text-box>
        </draw:frame>
        <draw:frame draw:style-name="gr5" draw:text-style-name="P1" draw:layer="layout" svg:width="1.87cm" svg:height="0.738cm" svg:x="3.776cm" svg:y="10.522cm">
          <draw:text-box>
            <text:p text:style-name="P1">is</text:p>
          </draw:text-box>
        </draw:frame>
        <draw:frame draw:style-name="gr5" draw:text-style-name="P1" draw:layer="layout" svg:width="2.04cm" svg:height="0.738cm" svg:x="3.406cm" svg:y="8.62cm">
          <draw:text-box>
            <text:p text:style-name="P1">VERB</text:p>
          </draw:text-box>
        </draw:frame>
        <draw:line draw:style-name="gr8" draw:text-style-name="P2" draw:layer="layout" svg:x1="6.08cm" svg:y1="6.715cm" svg:x2="4.176cm" svg:y2="8.62cm">
          <text:p/>
        </draw:line>
        <draw:line draw:style-name="gr8" draw:text-style-name="P2" draw:layer="layout" svg:x1="4.176cm" svg:y1="9.255cm" svg:x2="4.176cm" svg:y2="10.525cm">
          <text:p/>
        </draw:line>
        <draw:frame draw:style-name="gr5" draw:text-style-name="P1" draw:layer="layout" svg:width="2.105cm" svg:height="0.738cm" svg:x="7.35cm" svg:y="11.795cm">
          <draw:text-box>
            <text:p text:style-name="P1">NOUN</text:p>
          </draw:text-box>
        </draw:frame>
        <draw:frame draw:style-name="gr5" draw:text-style-name="P1" draw:layer="layout" svg:width="2.646cm" svg:height="0.738cm" svg:x="4.704cm" svg:y="11.795cm">
          <draw:text-box>
            <text:p text:style-name="P1">ARTICLE</text:p>
          </draw:text-box>
        </draw:frame>
        <draw:frame draw:style-name="gr5" draw:text-style-name="P1" draw:layer="layout" svg:width="1.27cm" svg:height="0.738cm" svg:x="5.545cm" svg:y="13.7cm">
          <draw:text-box>
            <text:p text:style-name="P1">an</text:p>
          </draw:text-box>
        </draw:frame>
        <draw:frame draw:style-name="gr5" draw:text-style-name="P1" draw:layer="layout" svg:width="1.87cm" svg:height="0.738cm" svg:x="7.85cm" svg:y="13.7cm">
          <draw:text-box>
            <text:p text:style-name="P1">art</text:p>
          </draw:text-box>
        </draw:frame>
        <draw:line draw:style-name="gr8" draw:text-style-name="P2" draw:layer="layout" svg:x1="6.715cm" svg:y1="6.715cm" svg:x2="6.715cm" svg:y2="8.62cm">
          <text:p/>
        </draw:line>
        <draw:line draw:style-name="gr8" draw:text-style-name="P2" draw:layer="layout" svg:x1="6.715cm" svg:y1="9.89cm" svg:x2="6.08cm" svg:y2="11.795cm">
          <text:p/>
        </draw:line>
        <draw:line draw:style-name="gr8" draw:text-style-name="P2" draw:layer="layout" svg:x1="7.35cm" svg:y1="9.89cm" svg:x2="7.985cm" svg:y2="11.795cm">
          <text:p/>
        </draw:line>
        <draw:line draw:style-name="gr8" draw:text-style-name="P2" draw:layer="layout" svg:x1="6.08cm" svg:y1="12.43cm" svg:x2="6.08cm" svg:y2="13.7cm">
          <text:p/>
        </draw:line>
        <draw:line draw:style-name="gr8" draw:text-style-name="P2" draw:layer="layout" svg:x1="8.32cm" svg:y1="12.43cm" svg:x2="8.32cm" svg:y2="13.7cm">
          <text:p/>
        </draw:line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4.445cm" svg:height="0.885cm" svg:x="8.622cm" svg:y="1cm">
          <draw:text-box>
            <text:p text:style-name="P1">SENTENCE</text:p>
          </draw:text-box>
        </draw:frame>
        <draw:frame draw:style-name="gr1" draw:text-style-name="P1" draw:layer="layout" svg:width="3.175cm" svg:height="0.885cm" svg:x="2.907cm" svg:y="2.905cm">
          <draw:text-box>
            <text:p text:style-name="P1">CLAUSE</text:p>
          </draw:text-box>
        </draw:frame>
        <draw:frame draw:style-name="gr1" draw:text-style-name="P1" draw:layer="layout" svg:width="5.715cm" svg:height="0.885cm" svg:x="8.022cm" svg:y="2.905cm">
          <draw:text-box>
            <text:p text:style-name="P1">CONJUNCTION</text:p>
          </draw:text-box>
        </draw:frame>
        <draw:frame draw:style-name="gr1" draw:text-style-name="P1" draw:layer="layout" svg:width="3.175cm" svg:height="0.885cm" svg:x="14.972cm" svg:y="2.905cm">
          <draw:text-box>
            <text:p text:style-name="P1">CLAUSE</text:p>
          </draw:text-box>
        </draw:frame>
        <draw:frame draw:style-name="gr5" draw:text-style-name="P1" draw:layer="layout" svg:width="1.639cm" svg:height="0.738cm" svg:x="9.322cm" svg:y="5.445cm">
          <draw:text-box>
            <text:p text:style-name="P1">and</text:p>
          </draw:text-box>
        </draw:frame>
        <draw:frame draw:style-name="gr2" draw:text-style-name="P1" draw:layer="layout" svg:width="3.175cm" svg:height="1.52cm" svg:x="0.937cm" svg:y="5.445cm">
          <draw:text-box>
            <text:p text:style-name="P1">NOUN PHRASE</text:p>
          </draw:text-box>
        </draw:frame>
        <draw:frame draw:style-name="gr4" draw:text-style-name="P1" draw:layer="layout" svg:width="2.54cm" svg:height="1.27cm" svg:x="0.937cm" svg:y="8.62cm">
          <draw:text-box>
            <text:p text:style-name="P1">NOUN</text:p>
          </draw:text-box>
        </draw:frame>
        <draw:frame draw:style-name="gr5" draw:text-style-name="P1" draw:layer="layout" svg:width="2.939cm" svg:height="0.738cm" svg:x="0.837cm" svg:y="10.525cm">
          <draw:text-box>
            <text:p text:style-name="P1">Reasoning</text:p>
          </draw:text-box>
        </draw:frame>
        <draw:frame draw:style-name="gr2" draw:text-style-name="P1" draw:layer="layout" svg:width="3.175cm" svg:height="1.52cm" svg:x="15.371cm" svg:y="4.895cm">
          <draw:text-box>
            <text:p text:style-name="P1">NOUN PHRASE</text:p>
          </draw:text-box>
        </draw:frame>
        <draw:frame draw:style-name="gr4" draw:text-style-name="P1" draw:layer="layout" svg:width="4.04cm" svg:height="1.27cm" svg:x="14.062cm" svg:y="8.12cm">
          <draw:text-box>
            <text:p text:style-name="P1">ADJECTIVE</text:p>
          </draw:text-box>
        </draw:frame>
        <draw:frame draw:style-name="gr4" draw:text-style-name="P1" draw:layer="layout" svg:width="1.905cm" svg:height="1.27cm" svg:x="14.392cm" svg:y="10.025cm">
          <draw:text-box>
            <text:p text:style-name="P1">not</text:p>
          </draw:text-box>
        </draw:frame>
        <draw:frame draw:style-name="gr2" draw:text-style-name="P1" draw:layer="layout" svg:width="2.635cm" svg:height="1.52cm" svg:x="17.417cm" svg:y="8.07cm">
          <draw:text-box>
            <text:p text:style-name="P1">NOUN PHRASE</text:p>
          </draw:text-box>
        </draw:frame>
        <draw:frame draw:style-name="gr5" draw:text-style-name="P1" draw:layer="layout" svg:width="2.54cm" svg:height="0.738cm" svg:x="15.037cm" svg:y="11.93cm">
          <draw:text-box>
            <text:p text:style-name="P1">ARTICLE</text:p>
          </draw:text-box>
        </draw:frame>
        <draw:frame draw:style-name="gr5" draw:text-style-name="P1" draw:layer="layout" svg:width="2.14cm" svg:height="0.738cm" svg:x="17.612cm" svg:y="11.93cm">
          <draw:text-box>
            <text:p text:style-name="P1">NOUN</text:p>
          </draw:text-box>
        </draw:frame>
        <draw:frame draw:style-name="gr5" draw:text-style-name="P1" draw:layer="layout" svg:width="1.27cm" svg:height="0.738cm" svg:x="15.937cm" svg:y="13.2cm">
          <draw:text-box>
            <text:p text:style-name="P1">a</text:p>
          </draw:text-box>
        </draw:frame>
        <draw:frame draw:style-name="gr5" draw:text-style-name="P1" draw:layer="layout" svg:width="2.54cm" svg:height="0.738cm" svg:x="17.612cm" svg:y="13.2cm">
          <draw:text-box>
            <text:p text:style-name="P1">science</text:p>
          </draw:text-box>
        </draw:frame>
        <draw:line draw:style-name="gr8" draw:text-style-name="P2" draw:layer="layout" svg:x1="8.622cm" svg:y1="1.635cm" svg:x2="4.812cm" svg:y2="2.905cm">
          <text:p/>
        </draw:line>
        <draw:line draw:style-name="gr8" draw:text-style-name="P2" draw:layer="layout" svg:x1="11.162cm" svg:y1="1.635cm" svg:x2="15.607cm" svg:y2="2.905cm">
          <text:p/>
        </draw:line>
        <draw:line draw:style-name="gr8" draw:text-style-name="P2" draw:layer="layout" svg:x1="9.892cm" svg:y1="1.635cm" svg:x2="9.892cm" svg:y2="2.905cm">
          <text:p/>
        </draw:line>
        <draw:line draw:style-name="gr8" draw:text-style-name="P2" draw:layer="layout" svg:x1="3.542cm" svg:y1="3.54cm" svg:x2="1.637cm" svg:y2="5.445cm">
          <text:p/>
        </draw:line>
        <draw:line draw:style-name="gr8" draw:text-style-name="P2" draw:layer="layout" svg:x1="4.177cm" svg:y1="3.54cm" svg:x2="6.081cm" svg:y2="5.445cm">
          <text:p/>
        </draw:line>
        <draw:line draw:style-name="gr8" draw:text-style-name="P2" draw:layer="layout" svg:x1="9.892cm" svg:y1="3.54cm" svg:x2="9.892cm" svg:y2="5.445cm">
          <text:p/>
        </draw:line>
        <draw:line draw:style-name="gr8" draw:text-style-name="P2" draw:layer="layout" svg:x1="1.872cm" svg:y1="6.715cm" svg:x2="1.872cm" svg:y2="8.62cm">
          <text:p/>
        </draw:line>
        <draw:line draw:style-name="gr8" draw:text-style-name="P2" draw:layer="layout" svg:x1="1.872cm" svg:y1="9.255cm" svg:x2="1.872cm" svg:y2="10.525cm">
          <text:p/>
        </draw:line>
        <draw:line draw:style-name="gr8" draw:text-style-name="P2" draw:layer="layout" svg:x1="16.241cm" svg:y1="3.54cm" svg:x2="16.241cm" svg:y2="4.81cm">
          <text:p/>
        </draw:line>
        <draw:line draw:style-name="gr8" draw:text-style-name="P2" draw:layer="layout" svg:x1="16.232cm" svg:y1="6.215cm" svg:x2="14.962cm" svg:y2="8.12cm">
          <text:p/>
        </draw:line>
        <draw:line draw:style-name="gr8" draw:text-style-name="P2" draw:layer="layout" svg:x1="14.962cm" svg:y1="8.755cm" svg:x2="14.962cm" svg:y2="10.025cm">
          <text:p/>
        </draw:line>
        <draw:line draw:style-name="gr8" draw:text-style-name="P2" draw:layer="layout" svg:x1="16.947cm" svg:y1="6.215cm" svg:x2="18.217cm" svg:y2="8.12cm">
          <text:p/>
        </draw:line>
        <draw:line draw:style-name="gr8" draw:text-style-name="P2" draw:layer="layout" svg:x1="18.482cm" svg:y1="9.39cm" svg:x2="18.482cm" svg:y2="11.93cm">
          <text:p/>
        </draw:line>
        <draw:line draw:style-name="gr8" draw:text-style-name="P2" draw:layer="layout" svg:x1="17.582cm" svg:y1="9.39cm" svg:x2="16.312cm" svg:y2="11.93cm">
          <text:p/>
        </draw:line>
        <draw:line draw:style-name="gr8" draw:text-style-name="P2" draw:layer="layout" svg:x1="16.307cm" svg:y1="12.565cm" svg:x2="16.307cm" svg:y2="13.2cm">
          <text:p/>
        </draw:line>
        <draw:line draw:style-name="gr8" draw:text-style-name="P2" draw:layer="layout" svg:x1="18.482cm" svg:y1="12.565cm" svg:x2="18.482cm" svg:y2="13.2cm">
          <text:p/>
        </draw:line>
        <draw:frame draw:style-name="gr3" draw:text-style-name="P1" draw:layer="layout" svg:width="2.74cm" svg:height="1.225cm" svg:x="5.952cm" svg:y="8.62cm">
          <draw:text-box>
            <text:p text:style-name="P1">NOUN PHRASE</text:p>
          </draw:text-box>
        </draw:frame>
        <draw:frame draw:style-name="gr3" draw:text-style-name="P1" draw:layer="layout" svg:width="2.675cm" svg:height="1.225cm" svg:x="5.446cm" svg:y="5.49cm">
          <draw:text-box>
            <text:p text:style-name="P1">VERB PHRASE</text:p>
          </draw:text-box>
        </draw:frame>
        <draw:frame draw:style-name="gr5" draw:text-style-name="P1" draw:layer="layout" svg:width="1.87cm" svg:height="0.738cm" svg:x="3.777cm" svg:y="10.522cm">
          <draw:text-box>
            <text:p text:style-name="P1">is</text:p>
          </draw:text-box>
        </draw:frame>
        <draw:frame draw:style-name="gr5" draw:text-style-name="P1" draw:layer="layout" svg:width="2.04cm" svg:height="0.738cm" svg:x="3.407cm" svg:y="8.62cm">
          <draw:text-box>
            <text:p text:style-name="P1">VERB</text:p>
          </draw:text-box>
        </draw:frame>
        <draw:line draw:style-name="gr8" draw:text-style-name="P2" draw:layer="layout" svg:x1="6.081cm" svg:y1="6.715cm" svg:x2="4.177cm" svg:y2="8.62cm">
          <text:p/>
        </draw:line>
        <draw:line draw:style-name="gr8" draw:text-style-name="P2" draw:layer="layout" svg:x1="4.177cm" svg:y1="9.255cm" svg:x2="4.177cm" svg:y2="10.525cm">
          <text:p/>
        </draw:line>
        <draw:frame draw:style-name="gr5" draw:text-style-name="P1" draw:layer="layout" svg:width="2.105cm" svg:height="0.738cm" svg:x="7.351cm" svg:y="11.795cm">
          <draw:text-box>
            <text:p text:style-name="P1">NOUN</text:p>
          </draw:text-box>
        </draw:frame>
        <draw:frame draw:style-name="gr5" draw:text-style-name="P1" draw:layer="layout" svg:width="2.646cm" svg:height="0.738cm" svg:x="4.705cm" svg:y="11.795cm">
          <draw:text-box>
            <text:p text:style-name="P1">ARTICLE</text:p>
          </draw:text-box>
        </draw:frame>
        <draw:frame draw:style-name="gr5" draw:text-style-name="P1" draw:layer="layout" svg:width="1.27cm" svg:height="0.738cm" svg:x="5.546cm" svg:y="13.7cm">
          <draw:text-box>
            <text:p text:style-name="P1">an</text:p>
          </draw:text-box>
        </draw:frame>
        <draw:frame draw:style-name="gr5" draw:text-style-name="P1" draw:layer="layout" svg:width="1.87cm" svg:height="0.738cm" svg:x="7.851cm" svg:y="13.7cm">
          <draw:text-box>
            <text:p text:style-name="P1">art</text:p>
          </draw:text-box>
        </draw:frame>
        <draw:line draw:style-name="gr8" draw:text-style-name="P2" draw:layer="layout" svg:x1="6.716cm" svg:y1="6.715cm" svg:x2="6.716cm" svg:y2="8.62cm">
          <text:p/>
        </draw:line>
        <draw:line draw:style-name="gr8" draw:text-style-name="P2" draw:layer="layout" svg:x1="6.716cm" svg:y1="9.89cm" svg:x2="6.081cm" svg:y2="11.795cm">
          <text:p/>
        </draw:line>
        <draw:line draw:style-name="gr8" draw:text-style-name="P2" draw:layer="layout" svg:x1="7.351cm" svg:y1="9.89cm" svg:x2="7.986cm" svg:y2="11.795cm">
          <text:p/>
        </draw:line>
        <draw:line draw:style-name="gr8" draw:text-style-name="P2" draw:layer="layout" svg:x1="6.081cm" svg:y1="12.43cm" svg:x2="6.081cm" svg:y2="13.7cm">
          <text:p/>
        </draw:line>
        <draw:line draw:style-name="gr8" draw:text-style-name="P2" draw:layer="layout" svg:x1="8.321cm" svg:y1="12.43cm" svg:x2="8.321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9-03-17T19:53:57</meta:creation-date>
    <dc:date>2009-03-18T08:02:19</dc:date>
    <dc:language>en-US</dc:language>
    <meta:editing-cycles>9</meta:editing-cycles>
    <meta:editing-duration>PT11H37M1S</meta:editing-duration>
    <meta:user-defined meta:name="Info 1"/>
    <meta:user-defined meta:name="Info 2"/>
    <meta:user-defined meta:name="Info 3"/>
    <meta:user-defined meta:name="Info 4"/>
    <meta:document-statistic meta:object-count="216"/>
  </office:meta>
</office:document-meta>
</file>